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2" style:family="graphic" style:parent-style-name="standard">
      <style:graphic-properties svg:stroke-width="0.05cm" draw:marker-start="" draw:marker-start-width="0.275cm" draw:marker-end="Groty_20_strzałek_20_3" draw:marker-end-width="0.275cm" draw:textarea-vertical-align="middle" draw:auto-grow-height="false" fo:min-height="0.749cm" fo:min-width="0.499cm" fo:padding-top="0.055cm" fo:padding-bottom="0.15cm" fo:padding-left="0.275cm" fo:padding-right="0.275cm"/>
    </style:style>
    <style:style style:name="gr3" style:family="graphic" style:parent-style-name="standard">
      <style:graphic-properties svg:stroke-width="0.05cm" draw:marker-start="" draw:marker-start-width="0.275cm" draw:marker-end="Groty_20_strzałek_20_3" draw:marker-end-width="0.275cm" draw:fill="solid" draw:fill-color="#99ccff" draw:textarea-horizontal-align="justify" draw:textarea-vertical-align="middle" draw:auto-grow-height="false" fo:min-height="0cm" fo:min-width="0cm" fo:padding-top="0.055cm" fo:padding-bottom="0.15cm" fo:padding-left="0.275cm" fo:padding-right="0.275cm"/>
    </style:style>
    <style:style style:name="gr4" style:family="graphic" style:parent-style-name="standard">
      <style:graphic-properties svg:stroke-width="0.05cm" draw:marker-start="" draw:marker-start-width="0.275cm" draw:marker-end="Groty_20_strzałek_20_3" draw:marker-end-width="0.275cm" draw:fill="solid" draw:textarea-horizontal-align="justify" draw:textarea-vertical-align="top" draw:auto-grow-height="false" fo:min-height="0cm" fo:min-width="0cm" fo:padding-top="0.055cm" fo:padding-bottom="0.15cm" fo:padding-left="0.275cm" fo:padding-right="0.275cm"/>
    </style:style>
    <style:style style:name="gr5" style:family="graphic" style:parent-style-name="standard">
      <style:graphic-properties svg:stroke-width="0.05cm" draw:marker-start="" draw:marker-start-width="0.275cm" draw:marker-end="Groty_20_strzałek_20_3" draw:marker-end-width="0.375cm" draw:textarea-horizontal-align="center" fo:padding-top="0.055cm" fo:padding-bottom="0.15cm" fo:padding-left="0.275cm" fo:padding-right="0.275cm"/>
    </style:style>
    <style:style style:name="gr6" style:family="graphic" style:parent-style-name="standard">
      <style:graphic-properties draw:stroke="dash" draw:stroke-dash="Fine_20_Dashed" svg:stroke-width="0.1cm" draw:marker-start="" draw:marker-start-width="0.35cm" draw:marker-end="Groty_20_strzałek_20_3" draw:marker-end-width="0.45cm" draw:textarea-horizontal-align="center" fo:padding-top="0.08cm" fo:padding-bottom="0.175cm" fo:padding-left="0.3cm" fo:padding-right="0.3cm"/>
    </style:style>
    <style:style style:name="gr7" style:family="graphic" style:parent-style-name="standard">
      <style:graphic-properties svg:stroke-width="0.05cm" draw:marker-start="" draw:marker-start-width="0.275cm" draw:marker-end="Groty_20_strzałek_20_3" draw:marker-end-width="0.275cm" draw:fill="solid" draw:textarea-horizontal-align="justify" draw:textarea-vertical-align="middle" draw:auto-grow-height="false" fo:padding-top="0.055cm" fo:padding-bottom="0.15cm" fo:padding-left="0.275cm" fo:padding-right="0.275cm"/>
    </style:style>
    <style:style style:name="gr8" style:family="graphic" style:parent-style-name="standard">
      <style:graphic-properties svg:stroke-width="0.05cm" draw:marker-start="" draw:marker-start-width="0.275cm" draw:marker-end="Groty_20_strzałek_20_3" draw:marker-end-width="0.275cm" draw:textarea-horizontal-align="justify" draw:textarea-vertical-align="middle" draw:auto-grow-height="false" fo:padding-top="0.055cm" fo:padding-bottom="0.15cm" fo:padding-left="0.275cm" fo:padding-right="0.275cm"/>
    </style:style>
    <style:style style:name="gr9" style:family="graphic" style:parent-style-name="standard">
      <style:graphic-properties svg:stroke-width="0.05cm" draw:marker-start="" draw:marker-start-width="0.275cm" draw:marker-end="Groty_20_strzałek_20_3" draw:marker-end-width="0.275cm" draw:textarea-horizontal-align="justify" draw:textarea-vertical-align="top" draw:auto-grow-height="false" fo:padding-top="0.055cm" fo:padding-bottom="0.15cm" fo:padding-left="0.275cm" fo:padding-right="0.275cm"/>
    </style:style>
    <style:style style:name="gr1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graphic-properties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14" style:family="graphic" style:parent-style-name="standard">
      <style:graphic-properties svg:stroke-width="0.05cm" draw:marker-start="" draw:marker-start-width="0.375cm" draw:marker-end="Groty_20_strzałek_20_3" draw:marker-end-width="0.375cm" draw:textarea-horizontal-align="center" fo:padding-top="0.055cm" fo:padding-bottom="0.15cm" fo:padding-left="0.275cm" fo:padding-right="0.275cm"/>
    </style:style>
    <style:style style:name="gr15" style:family="graphic" style:parent-style-name="standard">
      <style:graphic-properties draw:stroke="dash" draw:stroke-dash="Fine_20_Dashed_20__28_var_29_" svg:stroke-width="0.05cm" draw:marker-start-width="0.275cm" draw:marker-end="Groty_20_strzałek_20_3" draw:marker-end-width="0.375cm" draw:textarea-horizontal-align="center" draw:textarea-vertical-align="middle" fo:padding-top="0.15cm" fo:padding-bottom="0.15cm" fo:padding-left="0.275cm" fo:padding-right="0.275cm"/>
    </style:style>
    <style:style style:name="gr16" style:family="graphic" style:parent-style-name="standard">
      <style:graphic-properties svg:stroke-width="0.05cm" draw:marker-start-width="0.275cm" draw:marker-end-width="0.275cm" draw:textarea-horizontal-align="justify" draw:textarea-vertical-align="middle" draw:auto-grow-height="false" fo:padding-top="0.15cm" fo:padding-bottom="0.15cm" fo:padding-left="0.275cm" fo:padding-right="0.275cm"/>
    </style:style>
    <style:style style:name="gr17" style:family="graphic" style:parent-style-name="standard">
      <style:graphic-properties draw:stroke="dash" draw:stroke-dash="Dashed_20__28_var_29_" svg:stroke-width="0.05cm" draw:marker-start="" draw:marker-end="" draw:textarea-horizontal-align="center" draw:textarea-vertical-align="middle" fo:padding-top="0.15cm" fo:padding-bottom="0.15cm" fo:padding-left="0.275cm" fo:padding-right="0.275cm"/>
    </style:style>
    <style:style style:name="gr18" style:family="graphic" style:parent-style-name="standard">
      <style:graphic-properties draw:stroke="dash" draw:stroke-dash="Fine_20_Dashed_20__28_var_29_" svg:stroke-width="0.15cm" draw:marker-start-width="0.425cm" draw:marker-end="Groty_20_strzałek_20_3" draw:marker-end-width="0.525cm" draw:textarea-horizontal-align="center" draw:textarea-vertical-align="middle" fo:padding-top="0.2cm" fo:padding-bottom="0.2cm" fo:padding-left="0.325cm" fo:padding-right="0.325cm"/>
    </style:style>
    <style:style style:name="gr19"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graphic-properties draw:stroke-dash="Ultrafine_20_Dashed" svg:stroke-width="0.05cm" draw:marker-start-width="0.275cm" draw:marker-end-width="0.275cm" draw:textarea-vertical-align="middle" draw:auto-grow-height="false" fo:min-height="0.749cm" fo:min-width="0.499cm" fo:padding-top="0.15cm" fo:padding-bottom="0.15cm" fo:padding-left="0.275cm" fo:padding-right="0.275cm"/>
    </style:style>
    <style:style style:name="gr23"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min-height="0cm" fo:min-width="0cm" fo:padding-top="0.055cm" fo:padding-bottom="0.15cm" fo:padding-left="0.275cm" fo:padding-right="0.275cm"/>
    </style:style>
    <style:style style:name="gr27" style:family="graphic" style:parent-style-name="standard">
      <style:graphic-properties svg:stroke-width="0.05cm" draw:marker-start="" draw:marker-start-width="0.275cm" draw:marker-end="Groty_20_strzałek_20_4" draw:marker-end-width="0.275cm" draw:textarea-horizontal-align="justify" draw:textarea-vertical-align="top" draw:auto-grow-height="false" fo:padding-top="0.055cm" fo:padding-bottom="0.15cm" fo:padding-left="0.275cm" fo:padding-right="0.275cm"/>
    </style:style>
    <style:style style:name="gr28" style:family="graphic" style:parent-style-name="standard">
      <style:graphic-properties svg:stroke-width="0.05cm" draw:marker-start="" draw:marker-start-width="0.275cm" draw:marker-end="Groty_20_strzałek_20_4" draw:marker-end-width="0.275cm" draw:textarea-horizontal-align="justify" draw:textarea-vertical-align="middle" draw:auto-grow-height="false" fo:padding-top="0.055cm" fo:padding-bottom="0.15cm" fo:padding-left="0.275cm" fo:padding-right="0.275cm"/>
    </style:style>
    <style:style style:name="gr29" style:family="graphic" style:parent-style-name="standard">
      <style:graphic-properties svg:stroke-width="0.05cm" draw:marker-start-width="0.275cm" draw:marker-end="Groty_20_strzałek_20_4" draw:marker-end-width="0.375cm" draw:textarea-horizontal-align="center" draw:textarea-vertical-align="middle" fo:padding-top="0.15cm" fo:padding-bottom="0.15cm" fo:padding-left="0.275cm" fo:padding-right="0.275cm"/>
    </style:style>
    <style:style style:name="gr30"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solid" draw:stroke-dash="Dash_20_1" svg:stroke-width="0.05cm" svg:stroke-color="#000000" draw:marker-start="" draw:marker-start-width="0.375cm" draw:marker-start-center="false" draw:marker-end="Groty_20_strzałek_20_3" draw:marker-end-width="0.375cm" draw:marker-end-center="false" svg:stroke-opacity="100%" draw:stroke-linejoin="round" draw:fill="solid" draw:fill-color="#99ccff" draw:secondary-fill-color="#99ccff" draw:fill-gradient-name="Gradient_20_7" draw:gradient-step-count="0" draw:fill-hatch-name="Hatch_20_4" draw:fill-hatch-solid="false" draw:fill-image-name="Bitmape_20_5"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749cm" fo:min-width="0.499cm" fo:padding-top="0.05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graphic-properties draw:stroke="dash" draw:stroke-dash="Fine_20_Dashed_20__28_var_29_" svg:stroke-width="0.05cm" draw:marker-start="" draw:marker-start-width="0.275cm" draw:marker-end="Groty_20_strzałek_20_3" draw:marker-end-width="0.275cm" draw:fill="solid" draw:fill-color="#99ccff" draw:textarea-horizontal-align="justify" draw:textarea-vertical-align="top" draw:auto-grow-height="false" fo:min-height="0cm" fo:min-width="0cm" fo:padding-top="0.055cm" fo:padding-bottom="0.15cm" fo:padding-left="0.275cm" fo:padding-right="0.275cm"/>
    </style:style>
    <style:style style:name="gr34" style:family="graphic" style:parent-style-name="standard">
      <style:graphic-properties draw:stroke="solid" svg:stroke-width="0.1cm" draw:marker-start="" draw:marker-start-width="0.35cm" draw:marker-end="Groty_20_strzałek_20_3" draw:marker-end-width="0.35cm" draw:textarea-horizontal-align="justify" draw:textarea-vertical-align="top" draw:auto-grow-height="false" fo:min-height="0cm" fo:min-width="0cm" fo:padding-top="0.08cm" fo:padding-bottom="0.175cm" fo:padding-left="0.3cm" fo:padding-right="0.3cm"/>
    </style:style>
    <style:style style:name="gr35" style:family="graphic" style:parent-style-name="standard">
      <style:graphic-properties draw:stroke="solid" svg:stroke-width="0.05cm" draw:marker-start="" draw:marker-start-width="0.275cm" draw:marker-end="Groty_20_strzałek_20_3" draw:marker-end-width="0.275cm" draw:textarea-horizontal-align="justify" draw:textarea-vertical-align="top" draw:auto-grow-height="false" fo:min-height="0cm" fo:min-width="0cm" fo:padding-top="0.055cm" fo:padding-bottom="0.15cm" fo:padding-left="0.275cm" fo:padding-right="0.275cm"/>
    </style:style>
    <style:style style:name="gr36" style:family="graphic" style:parent-style-name="standard">
      <style:graphic-properties draw:stroke="solid" svg:stroke-width="0.05cm" draw:marker-start="" draw:marker-start-width="0.275cm" draw:marker-end="Groty_20_strzałek_20_3" draw:marker-end-width="0.275cm" draw:fill="solid" draw:fill-color="#ffffff" draw:textarea-horizontal-align="center" fo:padding-top="0.055cm" fo:padding-bottom="0.15cm" fo:padding-left="0.275cm" fo:padding-right="0.275cm"/>
    </style:style>
    <style:style style:name="gr37" style:family="graphic" style:parent-style-name="standard">
      <style:graphic-properties draw:stroke="solid" svg:stroke-width="0.05cm" draw:marker-start="" draw:marker-start-width="0.275cm" draw:marker-end="Groty_20_strzałek_20_3" draw:marker-end-width="0.375cm" draw:textarea-horizontal-align="center" draw:textarea-vertical-align="middle" fo:padding-top="0.15cm" fo:padding-bottom="0.15cm" fo:padding-left="0.275cm" fo:padding-right="0.275cm"/>
    </style:style>
    <style:style style:name="gr38" style:family="graphic" style:parent-style-name="standard">
      <style:graphic-properties draw:stroke="solid"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gr39" style:family="graphic" style:parent-style-name="standard">
      <style:graphic-properties draw:stroke="solid" draw:stroke-dash="Dashed_20__28_var_29_" svg:stroke-width="0.05cm" draw:marker-start="" draw:marker-start-width="0.2cm" draw:marker-end="Groty_20_strzałek_20_3" draw:marker-end-width="0.15cm" draw:textarea-horizontal-align="center" draw:textarea-vertical-align="middle" fo:padding-top="0.15cm" fo:padding-bottom="0.15cm" fo:padding-left="0.275cm" fo:padding-right="0.275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0.5pt" style:font-size-asian="18pt" style:font-size-complex="18pt"/>
    </style:style>
    <style:style style:name="P3" style:family="paragraph">
      <style:paragraph-properties fo:margin-left="0cm" fo:margin-right="0cm" fo:text-align="center" fo:text-indent="0cm"/>
      <style:text-properties fo:font-size="10.5pt" fo:font-weight="bold" style:font-size-asian="18pt" style:font-weight-asian="bold" style:font-size-complex="18pt" style:font-weight-complex="bold"/>
    </style:style>
    <style:style style:name="P4" style:family="paragraph">
      <style:paragraph-properties fo:text-align="center"/>
    </style:style>
    <style:style style:name="P5" style:family="paragraph">
      <style:paragraph-properties fo:text-align="center"/>
      <style:text-properties fo:font-size="10.5pt" style:font-size-asian="18pt" style:font-size-complex="18pt"/>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8" style:family="paragraph">
      <style:paragraph-properties fo:text-align="start"/>
    </style:style>
    <style:style style:name="P9" style:family="paragraph">
      <style:paragraph-properties fo:text-align="start"/>
      <style:text-properties fo:font-size="10.5pt" style:font-size-asian="18pt" style:font-size-complex="18pt"/>
    </style:style>
    <style:style style:name="P10" style:family="paragraph">
      <style:paragraph-properties fo:text-align="center"/>
      <style:text-properties fo:font-size="10.5pt" fo:font-weight="bold" style:font-size-asian="10.5pt" style:font-weight-asian="bold" style:font-size-complex="10.5pt" style:font-weight-complex="bold"/>
    </style:style>
    <style:style style:name="P11"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fo:hyphenate="false"/>
    </style:style>
    <style:style style:name="P12" style:family="paragraph">
      <style:paragraph-properties fo:margin-left="0cm" fo:margin-right="0cm" fo:text-align="center" fo:text-indent="0cm"/>
      <style:text-properties fo:font-size="8pt" style:font-size-asian="8pt" style:font-size-complex="8pt"/>
    </style:style>
    <style:style style:name="P13" style:family="paragraph">
      <style:paragraph-properties fo:text-align="center"/>
      <style:text-properties fo:font-size="8pt" style:font-size-asian="8pt" style:font-size-complex="8pt"/>
    </style:style>
    <style:style style:name="P14" style:family="paragraph">
      <style:paragraph-properties fo:margin-left="0cm" fo:margin-right="0cm" fo:text-align="center" fo:text-indent="0cm"/>
      <style:text-properties fo:font-size="10.5pt" fo:font-style="italic" style:font-size-asian="18pt" style:font-style-asian="italic" style:font-size-complex="18pt" style:font-style-complex="italic"/>
    </style:style>
    <style:style style:name="T1" style:family="text">
      <style:text-properties fo:font-size="10.5pt" fo:font-weight="bold" style:font-size-asian="18pt" style:font-weight-asian="bold" style:font-size-complex="18pt" style:font-weight-complex="bold"/>
    </style:style>
    <style:style style:name="T2" style:family="text">
      <style:text-properties fo:font-size="10.5pt" style:font-size-asian="18pt" style:font-size-complex="18pt"/>
    </style:style>
    <style:style style:name="T3"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4" style:family="text">
      <style:text-properties fo:font-size="10.5pt" fo:font-weight="bold" style:font-size-asian="10.5pt" style:font-weight-asian="bold" style:font-size-complex="10.5pt" style:font-weight-complex="bold"/>
    </style:style>
    <style:style style:name="T5" style:family="text">
      <style:text-properties style:use-window-font-color="true" style:text-outline="false" style:text-line-through-style="none" style:text-position="0% 100%" fo:font-family="Arial" style:font-family-generic="roman" style:font-pitch="variable" fo:font-size="10.5pt" fo:letter-spacing="normal" fo:language="en" fo:country="GB" fo:font-style="normal" fo:text-shadow="none" style:text-underline-style="none" fo:font-weight="bold" style:text-underline-mode="continuous" style:text-overline-mode="continuous" style:text-line-through-mode="continuous" style:letter-kerning="false" style:font-family-asian="'Lucida Sans Unicode'" style:font-pitch-asian="variable" style:font-size-asian="18pt" style:language-asian="zxx" style:country-asian="none" style:font-style-asian="normal" style:font-weight-asian="bold" style:font-family-complex="Tahoma" style:font-pitch-complex="variable" style:font-size-complex="18pt" style:language-complex="zxx" style:country-complex="none" style:font-style-complex="normal" style:font-weight-complex="bold" style:text-emphasize="none" style:text-scale="100%" style:font-relief="none" style:text-overline-style="none" style:text-overline-color="font-color"/>
    </style:style>
    <style:style style:name="T6" style:family="text">
      <style:text-properties fo:font-size="8pt" style:font-size-asian="8pt" style:font-size-complex="8pt"/>
    </style:style>
    <style:style style:name="T7" style:family="text">
      <style:text-properties fo:font-size="10.5pt" fo:font-style="italic" fo:font-weight="bold" style:font-size-asian="18pt" style:font-style-asian="italic" style:font-weight-asian="bold" style:font-size-complex="18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custom-shape draw:style-name="gr1" draw:text-style-name="P2" draw:layer="layout" svg:width="4.3cm" svg:height="4.531cm" svg:x="12.2cm" svg:y="1cm">
          <text:p text:style-name="P1"><text:span text:style-name="T1">Loader</text:span></text:p>
          <text:p text:style-name="P1"><text:span text:style-name="T2">(allmon-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3" draw:layer="layout" svg:width="4.282cm" svg:height="4.455cm" svg:x="12.218cm" svg:y="8.048cm">
          <text:p text:style-name="P1"><text:span text:style-name="T1">Min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5" draw:id="id3" draw:layer="layout" svg:width="4.304cm" svg:height="1.889cm" draw:transform="rotate (1.58214096693256) translate (7.134cm 5.5cm)">
          <text:p text:style-name="P4"><text:span text:style-name="T2">Network</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 draw:text-style-name="P3" draw:layer="layout" svg:width="4.296cm" svg:height="4.548cm" svg:x="7.718cm" svg:y="8cm">
          <text:p text:style-name="P1"><text:span text:style-name="T1">View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id="id9" draw:layer="layout" svg:width="3.5cm" svg:height="1.769cm" svg:x="8.218cm" svg:y="10.279cm">
          <text:p text:style-name="P1"><text:span text:style-name="T2">Mondrian</text:span></text:p>
          <text:p text:style-name="P1"><text:span text:style-name="T2">allmetric views </text:span></text:p>
          <text:p text:style-name="P1"><text:span text:style-name="T2">schema</text:span></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 draw:text-style-name="P2" draw:id="id10" draw:layer="layout" svg:width="2.271cm" svg:height="1.009cm" svg:x="8.818cm" svg:y="8.748cm">
          <text:p text:style-name="P1"><text:span text:style-name="T2">Jpivo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4.303cm" svg:height="4.56cm" svg:x="1.897cm" svg:y="1cm">
          <text:p text:style-name="P1"><text:span text:style-name="T1">Collector</text:span></text:p>
          <text:p text:style-name="P1"><text:span text:style-name="T2">(allmon-client)</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2" draw:layer="layout" svg:width="1.773cm" svg:height="1.264cm" svg:x="3.927cm" svg:y="3.736cm">
          <text:p text:style-name="P1"><text:span text:style-name="T2">Aggreg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id="id1" draw:layer="layout" svg:width="1.773cm" svg:height="1.264cm" svg:x="2.2cm" svg:y="2.236cm">
          <text:p text:style-name="P1"><text:span text:style-name="T2">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3.973cm" svg:y1="2.868cm" svg:x2="4.813cm" svg:y2="3.736cm" draw:start-shape="id1" draw:start-glue-point="1" draw:end-shape="id2" svg:d="m3973 2868h840v868">
          <text:p/>
        </draw:connector>
        <draw:connector draw:style-name="gr5" draw:text-style-name="P5" draw:layer="layout" svg:x1="5.7cm" svg:y1="4.368cm" svg:x2="7.085cm" svg:y2="3.337cm" draw:start-shape="id2" draw:start-glue-point="1" draw:end-shape="id3" draw:end-glue-point="3" svg:d="m5700 4368h709v-1031h676">
          <text:p/>
        </draw:connector>
        <draw:custom-shape draw:style-name="gr1" draw:text-style-name="P2" draw:id="id4" draw:layer="layout" svg:width="1.773cm" svg:height="1.264cm" svg:x="12.5cm" svg:y="2.236cm">
          <text:p text:style-name="P1"><text:span text:style-name="T2">Recei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7" draw:layer="layout" svg:width="1.774cm" svg:height="1.264cm" svg:x="14.226cm" svg:y="4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svg:x1="9.023cm" svg:y1="3.337cm" svg:x2="12.5cm" svg:y2="2.868cm" draw:start-shape="id3" draw:start-glue-point="1" draw:end-shape="id4" draw:end-glue-point="3" svg:d="m9023 3337h1726v-469h1751">
          <text:p/>
        </draw:connector>
        <draw:connector draw:style-name="gr6" draw:text-style-name="P5" draw:layer="layout" svg:x1="3.101cm" svg:y1="8.541cm" svg:x2="3.086cm" svg:y2="3.5cm" draw:start-shape="id5" draw:start-glue-point="0" draw:end-shape="id1" draw:end-glue-point="2" svg:d="m3101 8541v-2520h-15v-2521">
          <text:p/>
        </draw:connector>
        <draw:connector draw:style-name="gr5" draw:text-style-name="P5" draw:layer="layout" svg:x1="14.273cm" svg:y1="2.868cm" svg:x2="19.142cm" svg:y2="3.489cm" draw:start-shape="id4" draw:start-glue-point="1" draw:end-shape="id6" draw:end-glue-point="5" svg:d="m14273 2868h4869v621">
          <text:p/>
        </draw:connector>
        <draw:connector draw:style-name="gr5" draw:text-style-name="P5" draw:layer="layout" draw:line-skew="-0.108cm" svg:x1="17.5cm" svg:y1="3.994cm" svg:x2="16cm" svg:y2="4.632cm" draw:start-shape="id6" draw:start-glue-point="6" draw:end-shape="id7" draw:end-glue-point="1" svg:d="m17500 3994h-858v638h-642">
          <text:p/>
        </draw:connector>
        <draw:custom-shape draw:style-name="gr7" draw:text-style-name="P5" draw:id="id14" draw:layer="layout" svg:width="1.768cm" svg:height="1.517cm" svg:x="1.2cm" svg:y="4.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5" draw:id="id15" draw:layer="layout" svg:width="1.769cm" svg:height="1.517cm" svg:x="11.5cm" svg:y="4.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 draw:text-style-name="P2" draw:layer="layout" svg:width="1.773cm" svg:height="1.011cm" svg:x="12.445cm" svg:y="9.037cm">
          <text:p text:style-name="P1"><text:span text:style-name="T2">Statistic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1.773cm" svg:height="1.011cm" svg:x="12.445cm" svg:y="10.548cm">
          <text:p text:style-name="P1"><text:span text:style-name="T2">Correl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8" draw:layer="layout" svg:width="1.774cm" svg:height="1.012cm" svg:x="14.444cm" svg:y="11.036cm">
          <text:p text:style-name="P1"><text:span text:style-name="T2">Querying</text:span></text:p>
          <text:p text:style-name="P1"><text:span text:style-name="T2">Storing</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5" draw:layer="layout" draw:line-skew="0.426cm" svg:x1="15.331cm" svg:y1="12.048cm" svg:x2="9.746cm" svg:y2="12.048cm" draw:start-shape="id8" draw:start-glue-point="2" draw:end-shape="id9" draw:end-glue-point="7" svg:d="m15331 12048v952h-5585v-952">
          <text:p/>
        </draw:connector>
        <draw:connector draw:style-name="gr5" draw:text-style-name="P5" draw:layer="layout" svg:x1="9.968cm" svg:y1="10.279cm" svg:x2="9.953cm" svg:y2="9.757cm" draw:start-shape="id9" draw:start-glue-point="0" draw:end-shape="id10" draw:end-glue-point="2" svg:d="m9968 10279v-261h-15v-261">
          <text:p/>
        </draw:connector>
        <draw:custom-shape draw:style-name="gr9" draw:text-style-name="P5" draw:id="id6" draw:layer="layout" svg:width="3.285cm" svg:height="1.011cm" svg:x="17.5cm" svg:y="3.489cm">
          <text:p text:style-name="P4"><text:span text:style-name="T2">Raw Metrics</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draw:id="id11" draw:layer="layout" svg:width="3.285cm" svg:height="4.5cm" svg:x="17.5cm" svg:y="5cm">
          <text:p text:style-name="P4"><text:span text:style-name="T2">DB</text:span></text:p>
          <draw:enhanced-geometry svg:viewBox="0 0 88 21600" draw:mirror-horizontal="false" draw:mirror-vertical="false" draw:glue-points="44 ?f6 44 0 0 10800 44 21600 88 10800" draw:text-areas="0 ?f6 88 ?f3" draw:type="can" draw:modifiers="1972.3616974005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draw:id="id13" draw:layer="layout" svg:width="1.774cm" svg:height="1.01cm" svg:x="18.226cm" svg:y="7cm">
          <text:p text:style-name="P1"><text:span text:style-name="T2">View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0" draw:text-style-name="P7" draw:layer="layout" svg:width="4.042cm" svg:height="2.781cm" svg:x="1.558cm" svg:y="9.019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1" draw:text-style-name="P7" draw:layer="layout" svg:width="4.045cm" svg:height="2.781cm" svg:x="1.331cm" svg:y="8.793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2" draw:text-style-name="P7" draw:id="id5" draw:layer="layout" svg:width="4.044cm" svg:height="2.781cm" svg:x="1.079cm" svg:y="8.541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rect draw:style-name="gr13" draw:text-style-name="P9" draw:layer="layout" svg:width="5.5cm" svg:height="1.374cm" svg:x="15cm" svg:y="13.126cm">
          <text:p text:style-name="P8"><text:span text:style-name="T1">Allmon Components</text:span></text:p>
          <text:p text:style-name="P8"><text:span text:style-name="T1">Logical overview – v.1.03a</text:span></text:p>
          <text:p text:style-name="P8"><text:span text:style-name="T2">London 2009.10.06</text:span></text:p>
        </draw:rect>
        <draw:connector draw:style-name="gr14" draw:text-style-name="P5" draw:layer="layout" svg:x1="19.142cm" svg:y1="9.5cm" svg:x2="16.218cm" svg:y2="11.542cm" draw:start-shape="id11" draw:start-glue-point="7" draw:end-shape="id8" draw:end-glue-point="1" svg:d="m19142 9500v2042h-2924">
          <text:p/>
        </draw:connector>
        <draw:custom-shape draw:style-name="gr1" draw:text-style-name="P2" draw:id="id12" draw:layer="layout" svg:width="1.774cm" svg:height="1.012cm" svg:x="14.444cm" svg:y="9.536cm">
          <text:p text:style-name="P1"><text:span text:style-name="T2">Views/Agg</text:span></text:p>
          <text:p text:style-name="P1"><text:span text:style-name="T2">generato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7.505cm" draw:start-shape="id12" draw:start-glue-point="0" draw:end-shape="id13" draw:end-glue-point="3" svg:d="m15331 9536v-2031h2895">
          <text:p/>
        </draw:connector>
        <draw:custom-shape draw:style-name="gr16" draw:text-style-name="P10" draw:layer="layout" svg:width="12cm" svg:height="0.5cm" svg:x="8.5cm" svg:y="0.2cm">
          <text:p text:style-name="P4"><text:span text:style-name="T4">server-side </text:span></text:p>
          <draw:enhanced-geometry svg:viewBox="0 0 21600 21600"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cm" svg:y="0.2cm">
          <text:p text:style-name="P4"><text:span text:style-name="T4">client-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onnector draw:style-name="gr17" draw:text-style-name="P4" draw:layer="layout" svg:x1="2.083cm" svg:y1="4.483cm" svg:x2="2.2cm" svg:y2="2.868cm" draw:start-shape="id14" draw:start-glue-point="4" draw:end-shape="id1" draw:end-glue-point="3" svg:d="m2083 4483v-1615h117">
          <text:p/>
        </draw:connector>
        <draw:connector draw:style-name="gr17" draw:text-style-name="P4" draw:layer="layout" svg:x1="2.968cm" svg:y1="5.24cm" svg:x2="4.813cm" svg:y2="5cm" draw:start-shape="id14" draw:start-glue-point="7" draw:end-shape="id2" draw:end-glue-point="2" svg:d="m2968 5240h1845v-240">
          <text:p/>
        </draw:connector>
        <draw:connector draw:style-name="gr17" draw:text-style-name="P4" draw:layer="layout" svg:x1="13.269cm" svg:y1="5.24cm" svg:x2="13.386cm" svg:y2="3.5cm" draw:start-shape="id15" draw:start-glue-point="7" draw:end-shape="id4" draw:end-glue-point="2" svg:d="m13269 5240h117v-1740">
          <text:p/>
        </draw:connector>
        <draw:custom-shape draw:style-name="gr1" draw:text-style-name="P2" draw:id="id16" draw:layer="layout" svg:width="1.774cm" svg:height="1.01cm" svg:x="18.226cm" svg:y="7.99cm">
          <text:p text:style-name="P1"><text:span text:style-name="T2">Aggrega-</text:span></text:p>
          <text:p text:style-name="P1"><text:span text:style-name="T2">t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id="id17" draw:layer="layout" svg:width="1.774cm" svg:height="1.01cm" svg:x="18.226cm" svg:y="5.99cm">
          <text:p text:style-name="P1"><text:span text:style-name="T2">Allmetric</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5" draw:text-style-name="P4" draw:layer="layout" svg:x1="15.331cm" svg:y1="9.536cm" svg:x2="18.226cm" svg:y2="8.495cm" draw:start-shape="id12" draw:start-glue-point="0" draw:end-shape="id16" draw:end-glue-point="3" svg:d="m15331 9536v-1041h2895">
          <text:p/>
        </draw:connector>
        <draw:connector draw:style-name="gr5" draw:text-style-name="P5" draw:layer="layout" svg:x1="15.113cm" svg:y1="5.264cm" svg:x2="18.226cm" svg:y2="6.495cm" draw:start-shape="id7" draw:start-glue-point="2" draw:end-shape="id17" draw:end-glue-point="3" svg:d="m15113 5264v1231h3113">
          <text:p/>
        </draw:connector>
      </draw:page>
      <draw:page draw:name="page2" draw:style-name="dp1" draw:master-page-name="Domyślnie">
        <draw:rect draw:style-name="gr13" draw:text-style-name="P9" draw:layer="layout" svg:width="5.5cm" svg:height="1.374cm" svg:x="15cm" svg:y="13cm">
          <text:p text:style-name="P8"><text:span text:style-name="T1">Allmon Deployment Diagram</text:span></text:p>
          <text:p text:style-name="P8"><text:span text:style-name="T1">Logical overview – v.1.03b</text:span></text:p>
          <text:p text:style-name="P8"><text:span text:style-name="T2">London 2009.10.06</text:span></text:p>
        </draw:rect>
        <draw:connector draw:style-name="gr18" draw:text-style-name="P4" draw:layer="layout" svg:x1="10.5cm" svg:y1="3.132cm" svg:x2="14.5cm" svg:y2="7.25cm" draw:start-shape="id18" draw:start-glue-point="1" draw:end-shape="id19" draw:end-glue-point="3" svg:d="m10500 3132h2000v4118h2000">
          <text:p/>
        </draw:connector>
        <draw:connector draw:style-name="gr18" draw:text-style-name="P4" draw:layer="layout" svg:x1="10.5cm" svg:y1="11.632cm" svg:x2="14.5cm" svg:y2="7.25cm" draw:start-shape="id20" draw:start-glue-point="1" draw:end-shape="id19" draw:end-glue-point="3" svg:d="m10500 11632h2000v-4382h2000">
          <text:p/>
        </draw:connector>
        <draw:g>
          <draw:custom-shape draw:style-name="gr1" draw:text-style-name="P3" draw:id="id18" draw:layer="layout" svg:width="1.773cm" svg:height="1.264cm" svg:x="8.727cm" svg:y="2.5cm">
            <text:p text:style-name="P1"><text:span text:style-name="T1">Collector</text:span></text:p>
            <text:p text:style-name="P1"><text:span text:style-name="T1">1</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7" draw:layer="layout" svg:width="4.47cm" svg:height="2.986cm" svg:x="1.489cm" svg:y="2.5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7" draw:layer="layout" svg:width="4.473cm" svg:height="2.988cm" svg:x="1.238cm" svg:y="2.2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1" draw:text-style-name="P11" draw:layer="layout" svg:width="4.472cm" svg:height="2.986cm" svg:x="0.959cm" svg:y="2cm">
              <text:p text:style-name="P6"><text:span text:style-name="T5">Monitored</text:span></text:p>
              <text:p text:style-name="P6"><text:span text:style-name="T5">System 1</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1.959cm" svg:y="4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7.959cm" svg:y="3.4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3" draw:layer="layout" svg:width="1cm" svg:height="1cm" svg:x="0.959cm" svg:y="3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2.959cm" svg:y="2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3.959cm" svg:y="4.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4.459cm" svg:y="3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4" draw:layer="layout" svg:width="1.5cm" svg:height="1cm" svg:x="6.659cm" svg:y="2.8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359cm" svg:y="2.9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059cm" svg:y="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custom-shape draw:style-name="gr1" draw:text-style-name="P3" draw:id="id20" draw:layer="layout" svg:width="1.773cm" svg:height="1.264cm" svg:x="8.727cm" svg:y="11cm">
            <text:p text:style-name="P1"><text:span text:style-name="T1">Collector</text:span></text:p>
            <text:p text:style-name="P1"><text:span text:style-name="T1">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11.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custom-shape draw:style-name="gr23" draw:text-style-name="P7" draw:layer="layout" svg:width="4.47cm" svg:height="2.986cm" svg:x="1.53cm" svg:y="11.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7" draw:layer="layout" svg:width="4.473cm" svg:height="2.988cm" svg:x="1.279cm" svg:y="10.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5" draw:text-style-name="P11" draw:layer="layout" svg:width="4.472cm" svg:height="2.986cm" svg:x="1cm" svg:y="10.5cm">
              <text:p text:style-name="P6"><text:span text:style-name="T5">Monitored</text:span></text:p>
              <text:p text:style-name="P6"><text:span text:style-name="T5">System N</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4.5cm" svg:y="11.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cm" svg:height="1cm" svg:x="1cm" svg:y="12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1.5cm" svg:y="10.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3cm" svg:y="10.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2" draw:layer="layout" svg:width="1cm" svg:height="1cm" svg:x="4cm" svg:y="13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3" draw:layer="layout" svg:width="1cm" svg:height="1cm" svg:x="2.5cm" svg:y="13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draw:custom-shape draw:style-name="gr22" draw:text-style-name="P4" draw:layer="layout" svg:width="1.5cm" svg:height="1cm" svg:x="6.7cm" svg:y="11.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4cm" svg:y="11.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1cm" svg:y="11.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g draw:id="id26">
          <draw:custom-shape draw:style-name="gr26" draw:text-style-name="P2" draw:id="id19" draw:layer="layout" svg:width="6cm" svg:height="6.5cm" svg:x="14.5cm" svg:y="4cm">
            <text:p text:style-name="P1"><text:span text:style-name="T1">Allmon server-side</text:span></text:p>
            <text:p text:style-name="P1"><text:span text:style-name="T1">component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5" draw:id="id22" draw:layer="layout" svg:width="1.8cm" svg:height="1cm" svg:x="17.8cm" svg:y="6.9cm">
            <text:p text:style-name="P4"><text:span text:style-name="T2">DB</text:span></text:p>
            <draw:enhanced-geometry svg:viewBox="0 0 88 21600" draw:mirror-horizontal="false" draw:mirror-vertical="false" draw:glue-points="44 ?f6 44 0 0 10800 44 21600 88 10800" draw:text-areas="0 ?f6 88 ?f3" draw:type="can" draw:modifiers="6854.5727136431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 draw:text-style-name="P2" draw:id="id21" draw:layer="layout" svg:width="1.773cm" svg:height="1.264cm" svg:x="15.5cm" svg:y="5.5cm">
            <text:p text:style-name="P1"><text:span text:style-name="T2">Load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5" draw:layer="layout" svg:width="1.768cm" svg:height="1.517cm" svg:x="14.732cm" svg:y="6.483cm">
            <text:p text:style-name="P4"><text:span text:style-name="T2">Server</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6" draw:text-style-name="P2" draw:id="id23" draw:layer="layout" svg:width="1.773cm" svg:height="1.264cm" svg:x="17.773cm" svg:y="8.836cm">
            <text:p text:style-name="P1"><text:span text:style-name="T2">M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id="id24" draw:layer="layout" svg:width="1.773cm" svg:height="1.264cm" svg:x="15.427cm" svg:y="8.836cm">
            <text:p text:style-name="P1"><text:span text:style-name="T2">View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9" draw:text-style-name="P4" draw:layer="layout" svg:x1="17.273cm" svg:y1="6.132cm" svg:x2="18.699cm" svg:y2="6.9cm" draw:start-shape="id21" draw:start-glue-point="1" draw:end-shape="id22" draw:end-glue-point="5" svg:d="m17273 6132h1426v768">
            <text:p/>
          </draw:connector>
          <draw:connector draw:style-name="gr29" draw:text-style-name="P4" draw:layer="layout" svg:x1="18.699cm" svg:y1="7.9cm" svg:x2="18.659cm" svg:y2="8.836cm" draw:start-shape="id22" draw:start-glue-point="7" draw:end-shape="id23" draw:end-glue-point="0" svg:d="m18699 7900v469h-40v467">
            <text:p/>
          </draw:connector>
          <draw:connector draw:style-name="gr29" draw:text-style-name="P4" draw:layer="layout" svg:x1="17.773cm" svg:y1="9.468cm" svg:x2="17.2cm" svg:y2="9.468cm" draw:start-shape="id23" draw:start-glue-point="3" draw:end-shape="id24" draw:end-glue-point="1" svg:d="m17773 9468h-573">
            <text:p/>
          </draw:connector>
        </draw:g>
        <draw:custom-shape draw:style-name="gr16" draw:text-style-name="P10" draw:layer="layout" svg:width="11.5cm" svg:height="0.5cm" svg:x="0.5cm" svg:y="1cm">
          <text:p text:style-name="P4"><text:span text:style-name="T4">client-side </text:span></text:p>
          <draw:enhanced-geometry svg:viewBox="0 0 21600 21600" draw:mirror-horizontal="false" draw:mirror-vertical="false" draw:text-areas="?f0 0 ?f4 21600" draw:type="left-right-arrow-callout" draw:modifiers="1682.9373650108 0 787.904967602592 6682.6347305389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style-name="gr16" draw:text-style-name="P10" draw:layer="layout" svg:width="6cm" svg:height="0.5cm" svg:x="14.5cm" svg:y="1cm">
          <text:p text:style-name="P4"><text:span text:style-name="T4">server-side </text:span></text:p>
          <draw:enhanced-geometry svg:viewBox="0 0 21600 21600" draw:text-areas="?f0 0 ?f4 21600" draw:type="left-right-arrow-callout" draw:modifiers="3419.43009498417 0 1727.712047992 7113.77245508982"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g>
          <draw:custom-shape draw:style-name="gr1" draw:text-style-name="P3" draw:id="id25" draw:layer="layout" svg:width="1.773cm" svg:height="1.264cm" svg:x="8.768cm" svg:y="6cm">
            <text:p text:style-name="P1"><text:span text:style-name="T1">Collector</text:span></text:p>
            <text:p text:style-name="P1"><text:span text:style-name="T1">2</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0" draw:text-style-name="P7" draw:layer="layout" svg:width="4.47cm" svg:height="2.986cm" svg:x="1.53cm" svg:y="6.014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1" draw:text-style-name="P7" draw:layer="layout" svg:width="4.473cm" svg:height="2.988cm" svg:x="1.279cm" svg:y="5.77cm">
              <text:p text:style-name="P6"><text:span text:style-name="T3">Monitored</text:span></text:p>
              <text:p text:style-name="P6"><text:span text:style-name="T3">System</text:span></text:p>
              <text:p text:style-name="P6"><text:span text:style-name="T3">Objects</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2" draw:text-style-name="P11" draw:layer="layout" svg:width="4.472cm" svg:height="2.986cm" svg:x="1cm" svg:y="5.5cm">
              <text:p text:style-name="P6"><text:span text:style-name="T5">Monitored</text:span></text:p>
              <text:p text:style-name="P6"><text:span text:style-name="T5">System 2</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 draw:text-style-name="P12" draw:layer="layout" svg:width="1cm" svg:height="1cm" svg:x="2cm" svg:y="7.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5" draw:layer="layout" svg:width="1.768cm" svg:height="1.517cm" svg:x="8cm" svg:y="6.983cm">
            <text:p text:style-name="P4"><text:span text:style-name="T2">Client</text:span></text:p>
            <text:p text:style-name="P4"><text:span text:style-name="T2">JMS</text:span></text:p>
            <text:p text:style-name="P4"><text:span text:style-name="T2">Broker</text:span></text:p>
            <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6" draw:text-style-name="P13" draw:layer="layout" svg:width="1cm" svg:height="1cm" svg:x="1cm" svg:y="6.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3cm" svg:y="5.5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6" draw:text-style-name="P13" draw:layer="layout" svg:width="1cm" svg:height="1cm" svg:x="4cm" svg:y="8cm">
            <text:p text:style-name="P4"><text:span text:style-name="T6">Active</text:span></text:p>
            <text:p text:style-name="P4"><text:span text:style-name="T6">Agent</text:span></text:p>
            <draw:enhanced-geometry svg:viewBox="0 0 21600 21600" draw:mirror-horizontal="false" draw:mirror-vertical="false" draw:text-areas="?f1 ?f2 ?f3 ?f4" draw:type="star8" draw:modifiers="1712.45836109261"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 draw:text-style-name="P12" draw:layer="layout" svg:width="1cm" svg:height="1cm" svg:x="4.5cm" svg:y="6.5cm">
            <text:p text:style-name="P1"><text:span text:style-name="T6">Passive</text:span></text:p>
            <text:p text:style-name="P1"><text:span text:style-name="T6">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 draw:text-style-name="P4" draw:layer="layout" svg:width="1.5cm" svg:height="1cm" svg:x="6.7cm" svg:y="6.3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4cm" svg:y="6.4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2" draw:text-style-name="P4" draw:layer="layout" svg:width="1.5cm" svg:height="1cm" svg:x="6.1cm" svg:y="6.5cm">
              <text:p/>
              <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g>
        </draw:g>
        <draw:connector draw:style-name="gr18" draw:text-style-name="P4" draw:layer="layout" draw:line-skew="-0.521cm" svg:x1="10.541cm" svg:y1="6.632cm" svg:x2="14.5cm" svg:y2="7.25cm" draw:start-shape="id25" draw:start-glue-point="1" draw:end-shape="id26" svg:d="m10541 6632h1459v618h2500">
          <text:p/>
        </draw:connector>
      </draw:page>
      <draw:page draw:name="page3" draw:style-name="dp1" draw:master-page-name="Domyślnie">
        <draw:custom-shape draw:style-name="gr33" draw:text-style-name="P2" draw:layer="layout" svg:width="9.5cm" svg:height="12cm" svg:x="4cm" svg:y="1.5cm">
          <text:p text:style-name="P1"><text:span text:style-name="T1">Monitored syste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 draw:layer="layout" svg:width="8.5cm" svg:height="3.5cm" svg:x="4.5cm" svg:y="2.5cm">
          <text:p text:style-name="P1"><text:span text:style-name="T1">Application</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8.5cm" svg:height="3.5cm" svg:x="4.5cm" svg:y="6.5cm">
          <text:p text:style-name="P1"><text:span text:style-name="T1">Servi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8.5cm" svg:height="2.5cm" svg:x="4.5cm" svg:y="10.5cm">
          <text:p text:style-name="P1"><text:span text:style-name="T1">Physical</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5.5cm" svg:y="11.5cm">
          <text:p text:style-name="P1"><text:span text:style-name="T1">OS</text:span></text:p>
          <text:p text:style-name="P1"><text:span text:style-name="T1">CPU/Mem/IO</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cm" svg:height="1cm" svg:x="5cm" svg:y="7.5cm">
          <text:p text:style-name="P1"><text:span text:style-name="T1">JVM</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cm" svg:height="1cm" svg:x="5cm" svg:y="8.5cm">
          <text:p text:style-name="P1"><text:span text:style-name="T1">DB</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7.5cm" svg:y="7.5cm">
          <text:p text:style-name="P1"><text:span text:style-name="T1">Application</text:span></text:p>
          <text:p text:style-name="P1"><text:span text:style-name="T1">Serv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7.5cm" svg:y="8.5cm">
          <text:p text:style-name="P1"><text:span text:style-name="T1">Web</text:span></text:p>
          <text:p text:style-name="P1"><text:span text:style-name="T1">Contain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9.5cm" svg:y="11.5cm">
          <text:p text:style-name="P1"><text:span text:style-name="T1">Ne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6" draw:text-style-name="P9" draw:layer="layout" svg:width="5.5cm" svg:height="1.374cm" svg:x="15cm" svg:y="13cm">
          <text:p text:style-name="P8"><text:span text:style-name="T1">Allmon – Layers of Monitoring</text:span></text:p>
          <text:p text:style-name="P8"><text:span text:style-name="T1">Logical overview – v.1.03c</text:span></text:p>
          <text:p text:style-name="P8"><text:span text:style-name="T2">London 2009.10.06</text:span></text:p>
        </draw:rect>
        <draw:custom-shape draw:style-name="gr35" draw:text-style-name="P2" draw:layer="layout" svg:width="2cm" svg:height="1cm" svg:x="10.5cm" svg:y="7.5cm">
          <text:p text:style-name="P1"><text:span text:style-name="T1">JMS</text:span></text:p>
          <text:p text:style-name="P1"><text:span text:style-name="T1">Brok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5cm" svg:y="3.5cm">
          <text:p text:style-name="P1"><text:span text:style-name="T1">Health </text:span></text:p>
          <text:p text:style-name="P1"><text:span text:style-name="T1">Check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7.5cm" svg:y="3.5cm">
          <text:p text:style-name="P1"><text:span text:style-name="T1">Interfaces</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layer="layout" svg:width="2.5cm" svg:height="1cm" svg:x="10cm" svg:y="3.5cm">
          <text:p text:style-name="P1"><text:span text:style-name="T1">Presen-</text:span></text:p>
          <text:p text:style-name="P1"><text:span text:style-name="T1">tation tier</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4" draw:style-name="dp1" draw:master-page-name="Domyślnie">
        <draw:custom-shape draw:style-name="gr35" draw:text-style-name="P14" draw:id="id28" draw:layer="layout" svg:width="2.5cm" svg:height="1cm" svg:x="8.5cm" svg:y="2.5cm">
          <text:p text:style-name="P1"><text:span text:style-name="T7">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id="id27" draw:layer="layout" svg:width="2.5cm" svg:height="1cm" svg:x="4.5cm" svg:y="4.5cm">
          <text:p text:style-name="P1"><text:span text:style-name="T7">Active</text:span></text:p>
          <text:p text:style-name="P1"><text:span text:style-name="T7">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14" draw:id="id29" draw:layer="layout" svg:width="2.5cm" svg:height="1cm" svg:x="12.5cm" svg:y="4.5cm">
          <text:p text:style-name="P1"><text:span text:style-name="T7">Passive</text:span></text:p>
          <text:p text:style-name="P1"><text:span text:style-name="T7">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7cm" svg:y1="5cm" svg:x2="9.75cm" svg:y2="3.5cm" draw:start-shape="id27" draw:start-glue-point="1" draw:end-shape="id28" draw:end-glue-point="2" svg:d="m7000 5000h2750v-1500">
          <text:p/>
        </draw:connector>
        <draw:connector draw:style-name="gr37" draw:text-style-name="P4" draw:layer="layout" svg:x1="12.5cm" svg:y1="5cm" svg:x2="9.75cm" svg:y2="3.5cm" draw:start-shape="id29" draw:start-glue-point="3" draw:end-shape="id28" draw:end-glue-point="2" svg:d="m12500 5000h-2750v-1500">
          <text:p/>
        </draw:connector>
        <draw:custom-shape draw:style-name="gr35" draw:text-style-name="P2" draw:id="id33" draw:layer="layout" svg:width="2.5cm" svg:height="1cm" svg:x="14.5cm" svg:y="6.5cm">
          <text:p text:style-name="P1"><text:span text:style-name="T1">Java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4" draw:layer="layout" svg:width="2.5cm" svg:height="1cm" svg:x="10.5cm" svg:y="6.5cm">
          <text:p text:style-name="P1"><text:span text:style-name="T1">HttpClient</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5" draw:layer="layout" svg:width="2.5cm" svg:height="1cm" svg:x="14.5cm" svg:y="8cm">
          <text:p text:style-name="P1"><text:span text:style-name="T1">Jms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8" draw:layer="layout" svg:width="2.5cm" svg:height="1cm" svg:x="2.5cm" svg:y="6.5cm">
          <text:p text:style-name="P1"><text:span text:style-name="T1">Jmx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2" draw:layer="layout" svg:width="2.5cm" svg:height="1cm" svg:x="6.5cm" svg:y="9.5cm">
          <text:p text:style-name="P1"><text:span text:style-name="T1">Shel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6" draw:layer="layout" svg:width="2.5cm" svg:height="1cm" svg:x="2.5cm" svg:y="8cm">
          <text:p text:style-name="P1"><text:span text:style-name="T1">Url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7" draw:layer="layout" svg:width="2.5cm" svg:height="1cm" svg:x="14.5cm" svg:y="9.5cm">
          <text:p text:style-name="P1"><text:span text:style-name="T1">JmxNfServ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 draw:id="id31" draw:layer="layout" svg:width="2.5cm" svg:height="1cm" svg:x="2.5cm" svg:y="9.5cm">
          <text:p text:style-name="P1"><text:span text:style-name="T1">Ping</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6.5cm" svg:y1="8.5cm" svg:x2="5.75cm" svg:y2="5.5cm" draw:start-shape="id30" draw:start-glue-point="3" draw:end-shape="id27" draw:end-glue-point="2" svg:d="m6500 8500h-750v-3000">
          <text:p/>
        </draw:connector>
        <draw:connector draw:style-name="gr38" draw:text-style-name="P4" draw:layer="layout" svg:x1="5cm" svg:y1="10cm" svg:x2="5.75cm" svg:y2="5.5cm" draw:start-shape="id31" draw:start-glue-point="1" draw:end-shape="id27" draw:end-glue-point="2" svg:d="m5000 10000h750v-4500">
          <text:p/>
        </draw:connector>
        <draw:connector draw:style-name="gr38" draw:text-style-name="P4" draw:layer="layout" svg:x1="6.5cm" svg:y1="10cm" svg:x2="5.75cm" svg:y2="5.5cm" draw:start-shape="id32" draw:start-glue-point="3" draw:end-shape="id27" draw:end-glue-point="2" svg:d="m6500 10000h-750v-4500">
          <text:p/>
        </draw:connector>
        <draw:connector draw:style-name="gr38" draw:text-style-name="P4" draw:layer="layout" svg:x1="14.5cm" svg:y1="7cm" svg:x2="13.75cm" svg:y2="5.5cm" draw:start-shape="id33" draw:start-glue-point="3" draw:end-shape="id29" draw:end-glue-point="2" svg:d="m14500 7000h-750v-1500">
          <text:p/>
        </draw:connector>
        <draw:connector draw:style-name="gr38" draw:text-style-name="P4" draw:layer="layout" svg:x1="13cm" svg:y1="7cm" svg:x2="13.75cm" svg:y2="5.5cm" draw:start-shape="id34" draw:start-glue-point="1" draw:end-shape="id29" draw:end-glue-point="2" svg:d="m13000 7000h750v-1500">
          <text:p/>
        </draw:connector>
        <draw:connector draw:style-name="gr38" draw:text-style-name="P4" draw:layer="layout" svg:x1="14.5cm" svg:y1="8.5cm" svg:x2="13.75cm" svg:y2="5.5cm" draw:start-shape="id35" draw:start-glue-point="3" draw:end-shape="id29" draw:end-glue-point="2" svg:d="m14500 8500h-750v-3000">
          <text:p/>
        </draw:connector>
        <draw:connector draw:style-name="gr37" draw:text-style-name="P4" draw:layer="layout" svg:x1="5cm" svg:y1="8.5cm" svg:x2="5.75cm" svg:y2="5.5cm" draw:start-shape="id36" draw:start-glue-point="1" draw:end-shape="id27" draw:end-glue-point="2" svg:d="m5000 8500h750v-3000">
          <text:p/>
        </draw:connector>
        <draw:connector draw:style-name="gr37" draw:text-style-name="P4" draw:layer="layout" svg:x1="14.5cm" svg:y1="10cm" svg:x2="13.75cm" svg:y2="5.5cm" draw:start-shape="id37" draw:start-glue-point="3" draw:end-shape="id29" draw:end-glue-point="2" svg:d="m14500 10000h-750v-4500">
          <text:p/>
        </draw:connector>
        <draw:rect draw:style-name="gr36" draw:text-style-name="P9" draw:layer="layout" svg:width="6cm" svg:height="1.374cm" svg:x="14.5cm" svg:y="13cm">
          <text:p text:style-name="P8"><text:span text:style-name="T1">Allmon Agents Classes Diagram</text:span></text:p>
          <text:p text:style-name="P8"><text:span text:style-name="T1">Logical overview – v.1.03d</text:span></text:p>
          <text:p text:style-name="P8"><text:span text:style-name="T2">London 2009.10.06</text:span></text:p>
        </draw:rect>
        <draw:custom-shape draw:style-name="gr35" draw:text-style-name="P2" draw:id="id30" draw:layer="layout" svg:width="2.5cm" svg:height="1cm" svg:x="6.5cm" svg:y="8cm">
          <text:p text:style-name="P1"><text:span text:style-name="T1">DBCall</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9" draw:text-style-name="P4" draw:layer="layout" svg:x1="5cm" svg:y1="7cm" svg:x2="5.75cm" svg:y2="5.5cm" draw:start-shape="id38" draw:start-glue-point="1" draw:end-shape="id27" draw:end-glue-point="2" svg:d="m5000 7000h750v-1500">
          <text:p/>
        </draw:connector>
        <draw:custom-shape draw:style-name="gr35" draw:text-style-name="P2" draw:id="id39" draw:layer="layout" svg:width="2.5cm" svg:height="1cm" svg:x="6.5cm" svg:y="6.5cm">
          <text:p text:style-name="P1"><text:span text:style-name="T1">Snmp</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6.5cm" svg:y1="7cm" svg:x2="5.75cm" svg:y2="5.5cm" draw:start-shape="id39" draw:start-glue-point="3" draw:end-shape="id27" draw:end-glue-point="2" svg:d="m6500 7000h-750v-1500">
          <text:p/>
        </draw:connector>
        <draw:custom-shape draw:style-name="gr35" draw:text-style-name="P2" draw:id="id40" draw:layer="layout" svg:width="2.5cm" svg:height="1cm" svg:x="2.5cm" svg:y="11cm">
          <text:p text:style-name="P1"><text:span text:style-name="T1">LogParser</text:span></text:p>
          <text:p text:style-name="P1"><text:span text:style-name="T1">Agent</text:span></text:p>
          <draw:enhanced-geometry svg:viewBox="0 0 21600 21600" draw:mirror-horizontal="false" draw:mirror-vertical="false" draw:path-stretchpoint-x="10800" draw:path-stretchpoint-y="10800" draw:text-areas="?f3 ?f4 ?f5 ?f6" draw:type="round-rectangle" draw:modifiers="3498.448519040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4" draw:layer="layout" svg:x1="5cm" svg:y1="11.5cm" svg:x2="5.75cm" svg:y2="5.5cm" draw:start-shape="id40" draw:start-glue-point="1" draw:end-shape="id27" draw:end-glue-point="2" svg:d="m5000 11500h750v-600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Groty_20_strzałek_20_3" draw:display-name="Groty strzałek 3" svg:viewBox="0 0 1013 1130" svg:d="m1009 1050-449-1008-22-30-29-12-34 12-21 26-449 1012-5 13v8l5 21 12 21 17 13 21 4h903l21-4 21-13 9-21 4-21v-8z"/>
    <draw:marker draw:name="Groty_20_strzałek_20_4" draw:display-name="Groty strzałek 4" svg:viewBox="0 0 1131 902" svg:d="m564 0-564 902h1131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000000" draw:marker-start-width="0.3cm" draw:marker-start-center="false" draw:marker-end-width="0.3cm" draw:marker-end-center="false" draw:fill="solid" draw:fill-color="#99ccff" draw:fill-gradient-name="Gradient_20_8" draw:fill-hatch-name="Hatch_20_4" draw:fill-image-name="Bitmape_20_5"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omasz Sikora</meta:initial-creator>
    <meta:creation-date>2009-10-06T21:37:47.21</meta:creation-date>
    <dc:date>2009-10-18T20:08:45.25</dc:date>
    <dc:creator>Tomasz Sikora</dc:creator>
    <meta:editing-duration>PT06H27M29S</meta:editing-duration>
    <meta:editing-cycles>69</meta:editing-cycles>
    <meta:generator>OpenOffice.org/3.1$Win32 OpenOffice.org_project/310m19$Build-9420</meta:generator>
    <meta:document-statistic meta:object-count="152"/>
  </office:meta>
</office:document-meta>
</file>